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<office:annotation><dc:creator>POD</dc:creator><dc:date>2015-04-17T09:34:11</dc:date><text:p>Error while evaluating the expression "xhtml(dummy.getAt1(), stylesMapping='Hello')" defined in the "from" part of a statement. PodError: The styles mapping must be a dictionary or a UserDict instance.</text:p><text:p>   File "&lt;string&gt;", line 0, in ?</text:p><text:p>   File "/opt/Plone-2.5.5/Python-2.4.4/lib/python2.4/site-packages/appy/pod/renderer.py", line 241, in renderXhtml</text:p><text:p>    stylesMapping = self.stylesManager.checkStylesMapping(stylesMapping)</text:p><text:p>   File "/opt/Plone-2.5.5/Python-2.4.4/lib/python2.4/site-packages/appy/pod/styles_manager.py", line 480, in checkStylesMapping</text:p><text:p>    raise PodError(MAPPING_NOT_DICT)</text:p><text:p> appy.pod.PodError: The styles mapping must be a dictionary or a UserDict instance.</text:p></office:annotation></text:p>
      <text:p text:style-name="Standard"/>
      <text:h><office:annotation><dc:creator>POD</dc:creator><dc:date>2015-04-17T09:34:11</dc:date><text:p>Error while evaluating the expression "xhtml(dummy.getAt1(), stylesMapping={'h1':-98})" defined in the "from" part of a statement. PodError: The styles mapping value for key "h1" must be a string.</text:p><text:p>   File "&lt;string&gt;", line 0, in ?</text:p><text:p>   File "/opt/Plone-2.5.5/Python-2.4.4/lib/python2.4/site-packages/appy/pod/renderer.py", line 241, in renderXhtml</text:p><text:p>    stylesMapping = self.stylesManager.checkStylesMapping(stylesMapping)</text:p><text:p>   File "/opt/Plone-2.5.5/Python-2.4.4/lib/python2.4/site-packages/appy/pod/styles_manager.py", line 502, in checkStylesMapping</text:p><text:p>    raise PodError(MAPPING_ELEM_NOT_STRING % xhtmlStyleName)</text:p><text:p> appy.pod.PodError: The styles mapping value for key "h1" must be a string.</text:p></office:annotation></text:h>
      <text:h text:outline-level="1" text:style-name="Heading_20_1">I am in a title but the<office:annotation><dc:creator>POD</dc:creator><dc:date>2015-04-17T09:34:11</dc:date><text:p>Action specified element "text" but available elements in this part of the document are ['title'].</text:p></office:annotation> note says “do text...”</text:h>
      <text:p text:style-name="Text_20_body">Bla.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1-24T07:58:46</dc:date>
    <dc:language>en-US</dc:language>
    <meta:editing-cycles>10</meta:editing-cycles>
    <meta:editing-duration>PT1H4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62" meta:character-count="310"/>
  </office:meta>
</office:document-meta>
</file>